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ackground-color="#cccccc" fo:border="0.06pt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3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4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 style:data-style-name="N99"/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8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ackground-color="#cccccc"/>
    </style:style>
    <style:style style:name="ce41" style:family="table-cell" style:parent-style-name="Default" style:data-style-name="N11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2113.45161290323" calcext:value-type="float">
            <text:p>2.113</text:p>
          </table:table-cell>
          <table:table-cell table:style-name="ce18" office:value-type="float" office:value="17.3233738762559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724.74193548387" calcext:value-type="float">
            <text:p>1.725</text:p>
          </table:table-cell>
          <table:table-cell table:style-name="ce11" office:value-type="float" office:value="14.137228979376" calcext:value-type="float">
            <text:p>14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233.4516129032" calcext:value-type="float">
            <text:p>19.233</text:p>
          </table:table-cell>
          <table:table-cell table:style-name="ce18" office:value-type="float" office:value="157.651242728715" calcext:value-type="float">
            <text:p>158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24754.2580645161" calcext:value-type="float">
            <text:p>24.754</text:p>
          </table:table-cell>
          <table:table-cell table:style-name="ce19" office:value-type="float" office:value="202.903754627181" calcext:value-type="float">
            <text:p>203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779.6875" calcext:value-type="float">
            <text:p>10.780</text:p>
          </table:table-cell>
          <table:table-cell table:style-name="ce18" office:value-type="float" office:value="84.8794291338583" calcext:value-type="float">
            <text:p>85</text:p>
          </table:table-cell>
          <table:table-cell table:style-name="ce25" table:formula="of:=IF([.C2]&gt;[.C6]; ((1-([.C6]/[.C2]))*100) ; (([.C6]/[.C2])*100)-100 )" office:value-type="float" office:value="410.051303478486" calcext:value-type="float">
            <text:p>410,05</text:p>
          </table:table-cell>
          <table:table-cell table:formula="of:=IF([.C2]&gt;[.C6];&quot;-&quot;; &quot;+&quot;)" office:value-type="string" office:string-value="+" calcext:value-type="string">
            <text:p>+</text:p>
          </table:table-cell>
          <table:table-cell table:style-name="ce35" table:formula="of:=IF([.D2]&gt;[.D6]; ((1-([.D6]/[.D2]))*100) ; (([.D6]/[.D2])*100)-100 )" office:value-type="float" office:value="389.97054349902" calcext:value-type="float">
            <text:p>389,97</text:p>
          </table:table-cell>
          <table:table-cell table:formula="of:=IF([.D2]&gt;[.D6];&quot;-&quot;; &quot;+&quot;)" office:value-type="string" office:string-value="+" calcext:value-type="string">
            <text:p>+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0698" calcext:value-type="float">
            <text:p>10.698</text:p>
          </table:table-cell>
          <table:table-cell table:style-name="ce11" office:value-type="float" office:value="84.236220472441" calcext:value-type="float">
            <text:p>84</text:p>
          </table:table-cell>
          <table:table-cell table:style-name="ce26" table:formula="of:=IF([.C3]&gt;[.C7]; ((1-([.C7]/[.C3]))*100) ; (([.C7]/[.C3])*100)-100 )" office:value-type="float" office:value="520.266706566668" calcext:value-type="float">
            <text:p>520,27</text:p>
          </table:table-cell>
          <table:table-cell table:style-name="ce31" table:formula="of:=IF([.C3]&gt;[.C7];&quot;-&quot;; &quot;+&quot;)" office:value-type="string" office:string-value="+" calcext:value-type="string">
            <text:p>+</text:p>
          </table:table-cell>
          <table:table-cell table:style-name="ce36" table:formula="of:=IF([.D3]&gt;[.D7]; ((1-([.D7]/[.D3]))*100) ; (([.D7]/[.D3])*100)-100 )" office:value-type="float" office:value="495.84675748924" calcext:value-type="float">
            <text:p>495,85</text:p>
          </table:table-cell>
          <table:table-cell table:style-name="ce31" table:formula="of:=IF([.D3]&gt;[.D7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946.71875" calcext:value-type="float">
            <text:p>19.947</text:p>
          </table:table-cell>
          <table:table-cell table:style-name="ce18" office:value-type="float" office:value="157.060777559055" calcext:value-type="float">
            <text:p>157</text:p>
          </table:table-cell>
          <table:table-cell table:style-name="ce25" table:formula="of:=IF([.C4]&gt;[.C8]; ((1-([.C8]/[.C4]))*100) ; (([.C8]/[.C4])*100)-100 )" office:value-type="float" office:value="3.70847184089563" calcext:value-type="float">
            <text:p>3,71</text:p>
          </table:table-cell>
          <table:table-cell table:formula="of:=IF([.C4]&gt;[.C8];&quot;-&quot;; &quot;+&quot;)" office:value-type="string" office:string-value="+" calcext:value-type="string">
            <text:p>+</text:p>
          </table:table-cell>
          <table:table-cell table:style-name="ce35" table:formula="of:=IF([.D4]&gt;[.D8]; ((1-([.D8]/[.D4]))*100) ; (([.D8]/[.D4])*100)-100 )" office:value-type="float" office:value="0.374538861502083" calcext:value-type="float">
            <text:p>0,37</text:p>
          </table:table-cell>
          <table:table-cell table:formula="of:=IF([.D4]&gt;[.D8];&quot;-&quot;; &quot;+&quot;)" office:value-type="string" office:string-value="-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10046.6875" calcext:value-type="float">
            <text:p>10.047</text:p>
          </table:table-cell>
          <table:table-cell table:style-name="ce19" office:value-type="float" office:value="79.1077755905512" calcext:value-type="float">
            <text:p>79</text:p>
          </table:table-cell>
          <table:table-cell table:style-name="ce26" table:formula="of:=IF([.C5]&gt;[.C9]; ((1-([.C9]/[.C5]))*100) ; (([.C9]/[.C5])*100)-100 )" office:value-type="float" office:value="59.4143057173611" calcext:value-type="float">
            <text:p>59,41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6" table:formula="of:=IF([.D5]&gt;[.D9]; ((1-([.D9]/[.D5]))*100) ; (([.D9]/[.D5])*100)-100 )" office:value-type="float" office:value="61.0121676969925" calcext:value-type="float">
            <text:p>61,01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588357.38709677" calcext:value-type="float">
            <text:p>1.588.357</text:p>
          </table:table-cell>
          <table:table-cell table:style-name="ce11" office:value-type="float" office:value="13019.3228450555" calcext:value-type="float">
            <text:p>13.019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40"/>
          <table:table-cell table:style-name="ce31"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570538.41935484" calcext:value-type="float">
            <text:p>1.570.538</text:p>
          </table:table-cell>
          <table:table-cell table:style-name="ce10" office:value-type="float" office:value="12873.2657324167" calcext:value-type="float">
            <text:p>12.873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19816648.7741936" calcext:value-type="float">
            <text:p>19.816.649</text:p>
          </table:table-cell>
          <table:table-cell table:style-name="ce11" office:value-type="float" office:value="162431.547329456" calcext:value-type="float">
            <text:p>162.432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4388267.0967742" calcext:value-type="float">
            <text:p>14.388.267</text:p>
          </table:table-cell>
          <table:table-cell table:style-name="ce10" office:value-type="float" office:value="117936.615547329" calcext:value-type="float">
            <text:p>117.937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0673196.75" calcext:value-type="float">
            <text:p>10.673.197</text:p>
          </table:table-cell>
          <table:table-cell table:style-name="ce19" office:value-type="float" office:value="84040.9192913386" calcext:value-type="float">
            <text:p>84.041</text:p>
          </table:table-cell>
          <table:table-cell table:style-name="ce26" table:formula="of:=IF([.C14]&gt;[.C18]; ((1-([.C18]/[.C14]))*100) ; (([.C18]/[.C14])*100)-100 )" office:value-type="float" office:value="571.964435504573" calcext:value-type="float">
            <text:p>571,96</text:p>
          </table:table-cell>
          <table:table-cell table:style-name="ce31" table:formula="of:=IF([.C14]&gt;[.C18];&quot;-&quot;; &quot;+&quot;)" office:value-type="string" office:string-value="+" calcext:value-type="string">
            <text:p>+</text:p>
          </table:table-cell>
          <table:table-cell table:style-name="ce36" table:formula="of:=IF([.D14]&gt;[.D18]; ((1-([.D18]/[.D14]))*100) ; (([.D18]/[.D14])*100)-100 )" office:value-type="float" office:value="545.509142768173" calcext:value-type="float">
            <text:p>545,51</text:p>
          </table:table-cell>
          <table:table-cell table:style-name="ce31" table:formula="of:=IF([.D14]&gt;[.D18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10670280.25" calcext:value-type="float">
            <text:p>10.670.280</text:p>
          </table:table-cell>
          <table:table-cell table:style-name="ce13" office:value-type="float" office:value="84017.9547244095" calcext:value-type="float">
            <text:p>84.018</text:p>
          </table:table-cell>
          <table:table-cell table:style-name="ce27" table:formula="of:=IF([.C15]&gt;[.C19]; ((1-([.C19]/[.C15]))*100) ; (([.C19]/[.C15])*100)-100 )" office:value-type="float" office:value="579.40268881695" calcext:value-type="float">
            <text:p>579,40</text:p>
          </table:table-cell>
          <table:table-cell table:style-name="ce32" table:formula="of:=IF([.C15]&gt;[.C19];&quot;-&quot;; &quot;+&quot;)" office:value-type="string" office:string-value="+" calcext:value-type="string">
            <text:p>+</text:p>
          </table:table-cell>
          <table:table-cell table:style-name="ce37" table:formula="of:=IF([.D15]&gt;[.D19]; ((1-([.D19]/[.D15]))*100) ; (([.D19]/[.D15])*100)-100 )" office:value-type="float" office:value="552.654551461953" calcext:value-type="float">
            <text:p>552,65</text:p>
          </table:table-cell>
          <table:table-cell table:style-name="ce32" table:formula="of:=IF([.D15]&gt;[.D19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657102.625" calcext:value-type="float">
            <text:p>20.657.103</text:p>
          </table:table-cell>
          <table:table-cell table:style-name="ce19" office:value-type="float" office:value="162654.351377953" calcext:value-type="float">
            <text:p>162.654</text:p>
          </table:table-cell>
          <table:table-cell table:style-name="ce26" table:formula="of:=IF([.C16]&gt;[.C20]; ((1-([.C20]/[.C16]))*100) ; (([.C20]/[.C16])*100)-100 )" office:value-type="float" office:value="4.24115025897258" calcext:value-type="float">
            <text:p>4,24</text:p>
          </table:table-cell>
          <table:table-cell table:style-name="ce31" table:formula="of:=IF([.C16]&gt;[.C20];&quot;-&quot;; &quot;+&quot;)" office:value-type="string" office:string-value="+" calcext:value-type="string">
            <text:p>+</text:p>
          </table:table-cell>
          <table:table-cell table:style-name="ce36" table:formula="of:=IF([.D16]&gt;[.D20]; ((1-([.D20]/[.D16]))*100) ; (([.D20]/[.D16])*100)-100 )" office:value-type="float" office:value="0.137167965312244" calcext:value-type="float">
            <text:p>0,14</text:p>
          </table:table-cell>
          <table:table-cell table:style-name="ce31" table:formula="of:=IF([.D16]&gt;[.D20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4607385.5" calcext:value-type="float">
            <text:p>4.607.386</text:p>
          </table:table-cell>
          <table:table-cell table:style-name="ce20" office:value-type="float" office:value="36278.625984252" calcext:value-type="float">
            <text:p>36.279</text:p>
          </table:table-cell>
          <table:table-cell table:style-name="ce27" table:formula="of:=IF([.C17]&gt;[.C21]; ((1-([.C21]/[.C17]))*100) ; (([.C21]/[.C17])*100)-100 )" office:value-type="float" office:value="67.9781764613408" calcext:value-type="float">
            <text:p>67,98</text:p>
          </table:table-cell>
          <table:table-cell table:style-name="ce32" table:formula="of:=IF([.C17]&gt;[.C21];&quot;-&quot;; &quot;+&quot;)" office:value-type="string" office:string-value="-" calcext:value-type="string">
            <text:p>-</text:p>
          </table:table-cell>
          <table:table-cell table:style-name="ce37" table:formula="of:=IF([.D17]&gt;[.D21]; ((1-([.D21]/[.D17]))*100) ; (([.D21]/[.D17])*100)-100 )" office:value-type="float" office:value="69.2388781754611" calcext:value-type="float">
            <text:p>69,24</text:p>
          </table:table-cell>
          <table:table-cell table:style-name="ce32" table:formula="of:=IF([.D17]&gt;[.D21];&quot;-&quot;; &quot;+&quot;)" office:value-type="string" office:string-value="-" calcext:value-type="string">
            <text:p>-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1588357.38709677" calcext:value-type="float">
            <text:p>1.588.357</text:p>
          </table:table-cell>
          <table:table-cell table:style-name="ce11" table:formula="of:=[.C2]" office:value-type="float" office:value="2113.45161290323" calcext:value-type="float">
            <text:p>2.113</text:p>
          </table:table-cell>
          <table:table-cell table:style-name="ce11" table:formula="of:=[.D14]" office:value-type="float" office:value="13019.3228450555" calcext:value-type="float">
            <text:p>13.019</text:p>
          </table:table-cell>
          <table:table-cell table:style-name="ce11" table:formula="of:=[.D2]" office:value-type="float" office:value="17.3233738762559" calcext:value-type="float">
            <text:p>17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570538.41935484" calcext:value-type="float">
            <text:p>1.570.538</text:p>
          </table:table-cell>
          <table:table-cell table:style-name="ce10" table:formula="of:=[.C3]" office:value-type="float" office:value="1724.74193548387" calcext:value-type="float">
            <text:p>1.725</text:p>
          </table:table-cell>
          <table:table-cell table:style-name="ce10" table:formula="of:=[.D15]" office:value-type="float" office:value="12873.2657324167" calcext:value-type="float">
            <text:p>12.873</text:p>
          </table:table-cell>
          <table:table-cell table:style-name="ce10" table:formula="of:=[.D3]" office:value-type="float" office:value="14.137228979376" calcext:value-type="float">
            <text:p>14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19816648.7741936" calcext:value-type="float">
            <text:p>19.816.649</text:p>
          </table:table-cell>
          <table:table-cell table:style-name="ce11" table:formula="of:=[.C4]" office:value-type="float" office:value="19233.4516129032" calcext:value-type="float">
            <text:p>19.233</text:p>
          </table:table-cell>
          <table:table-cell table:style-name="ce11" table:formula="of:=[.D16]" office:value-type="float" office:value="162431.547329456" calcext:value-type="float">
            <text:p>162.432</text:p>
          </table:table-cell>
          <table:table-cell table:style-name="ce11" table:formula="of:=[.D4]" office:value-type="float" office:value="157.651242728715" calcext:value-type="float">
            <text:p>158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4388267.0967742" calcext:value-type="float">
            <text:p>14.388.267</text:p>
          </table:table-cell>
          <table:table-cell table:style-name="ce10" table:formula="of:=[.C5]" office:value-type="float" office:value="24754.2580645161" calcext:value-type="float">
            <text:p>24.754</text:p>
          </table:table-cell>
          <table:table-cell table:style-name="ce10" table:formula="of:=[.D17]" office:value-type="float" office:value="117936.615547329" calcext:value-type="float">
            <text:p>117.937</text:p>
          </table:table-cell>
          <table:table-cell table:style-name="ce10" table:formula="of:=[.D5]" office:value-type="float" office:value="202.903754627181" calcext:value-type="float">
            <text:p>2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10673196.75" calcext:value-type="float">
            <text:p>10.673.197</text:p>
          </table:table-cell>
          <table:table-cell table:style-name="ce19" table:formula="of:=[.C6]" office:value-type="float" office:value="10779.6875" calcext:value-type="float">
            <text:p>10.780</text:p>
          </table:table-cell>
          <table:table-cell table:style-name="ce11" table:formula="of:=[.D18]" office:value-type="float" office:value="84040.9192913386" calcext:value-type="float">
            <text:p>84.041</text:p>
          </table:table-cell>
          <table:table-cell table:style-name="ce11" table:formula="of:=[.D6]" office:value-type="float" office:value="84.8794291338583" calcext:value-type="float">
            <text:p>85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0670280.25" calcext:value-type="float">
            <text:p>10.670.280</text:p>
          </table:table-cell>
          <table:table-cell table:style-name="ce10" table:formula="of:=[.C7]" office:value-type="float" office:value="10698" calcext:value-type="float">
            <text:p>10.698</text:p>
          </table:table-cell>
          <table:table-cell table:style-name="ce10" table:formula="of:=[.D19]" office:value-type="float" office:value="84017.9547244095" calcext:value-type="float">
            <text:p>84.018</text:p>
          </table:table-cell>
          <table:table-cell table:style-name="ce10" table:formula="of:=[.D7]" office:value-type="float" office:value="84.236220472441" calcext:value-type="float">
            <text:p>84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20657102.625" calcext:value-type="float">
            <text:p>20.657.103</text:p>
          </table:table-cell>
          <table:table-cell table:style-name="ce19" table:formula="of:=[.C8]" office:value-type="float" office:value="19946.71875" calcext:value-type="float">
            <text:p>19.947</text:p>
          </table:table-cell>
          <table:table-cell table:style-name="ce11" table:formula="of:=[.D20]" office:value-type="float" office:value="162654.351377953" calcext:value-type="float">
            <text:p>162.654</text:p>
          </table:table-cell>
          <table:table-cell table:style-name="ce11" table:formula="of:=[.D8]" office:value-type="float" office:value="157.060777559055" calcext:value-type="float">
            <text:p>157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4607385.5" calcext:value-type="float">
            <text:p>4.607.386</text:p>
          </table:table-cell>
          <table:table-cell table:style-name="ce18" table:formula="of:=[.C9]" office:value-type="float" office:value="10046.6875" calcext:value-type="float">
            <text:p>10.047</text:p>
          </table:table-cell>
          <table:table-cell table:style-name="ce10" table:formula="of:=[.D21]" office:value-type="float" office:value="36278.625984252" calcext:value-type="float">
            <text:p>36.279</text:p>
          </table:table-cell>
          <table:table-cell table:style-name="ce10" table:formula="of:=[.D9]" office:value-type="float" office:value="79.1077755905512" calcext:value-type="float">
            <text:p>79</text:p>
          </table:table-cell>
          <table:table-cell table:style-name="ce35" table:formula="of:=IF([.C$33]&gt;[.C$34]; ((1-([.C$34]/[.C$33]))*100) ; (([.C$34]/[.C$33])*100)-100 )" office:value-type="float" office:value="77.6958773762204" calcext:value-type="float">
            <text:p>77,70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D$33]&gt;[.D$34]; ((1-([.D$34]/[.D$33]))*100) ; (([.D$34]/[.D$33])*100)-100 )" office:value-type="float" office:value="49.6323800123767" calcext:value-type="float">
            <text:p>49,63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float" office:value="77.6958773762204" calcext:value-type="float">
            <text:p>77,70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F$33]&gt;[.F$34]; ((1-([.F$34]/[.F$33]))*100) ; (([.F$34]/[.F$33])*100)-100 )" office:value-type="float" office:value="49.6323800123767" calcext:value-type="float">
            <text:p>49,63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Pkts.F18]" office:value-type="string" office:string-value="+" calcext:value-type="string">
            <text:p>+</text:p>
          </table:table-cell>
          <table:table-cell table:style-name="ce22" table:formula="of:=[Pkts.E18]" office:value-type="float" office:value="571.964435504573" calcext:value-type="float">
            <text:p>571,96</text:p>
          </table:table-cell>
          <table:table-cell table:style-name="ce28" table:formula="of:=[Pkts.F6]" office:value-type="string" office:string-value="+" calcext:value-type="string">
            <text:p>+</text:p>
          </table:table-cell>
          <table:table-cell table:style-name="ce33" table:formula="of:=[Pkts.E6]" office:value-type="float" office:value="410.051303478486" calcext:value-type="float">
            <text:p>410,05</text:p>
          </table:table-cell>
          <table:table-cell table:style-name="ce28" table:formula="of:=[Pkts.H18]" office:value-type="string" office:string-value="+" calcext:value-type="string">
            <text:p>+</text:p>
          </table:table-cell>
          <table:table-cell table:style-name="ce22" table:formula="of:=[Pkts.G18]" office:value-type="float" office:value="545.509142768173" calcext:value-type="float">
            <text:p>545,51</text:p>
          </table:table-cell>
          <table:table-cell table:style-name="ce28" table:formula="of:=[Pkts.H6]" office:value-type="string" office:string-value="+" calcext:value-type="string">
            <text:p>+</text:p>
          </table:table-cell>
          <table:table-cell table:style-name="ce33" table:formula="of:=[Pkts.G6]" office:value-type="float" office:value="389.97054349902" calcext:value-type="float">
            <text:p>389,97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Pkts.F19]" office:value-type="string" office:string-value="+" calcext:value-type="string">
            <text:p>+</text:p>
          </table:table-cell>
          <table:table-cell table:style-name="ce23" table:formula="of:=[Pkts.E19]" office:value-type="float" office:value="579.40268881695" calcext:value-type="float">
            <text:p>579,40</text:p>
          </table:table-cell>
          <table:table-cell table:style-name="ce29" table:formula="of:=[Pkts.F7]" office:value-type="string" office:string-value="+" calcext:value-type="string">
            <text:p>+</text:p>
          </table:table-cell>
          <table:table-cell table:style-name="ce34" table:formula="of:=[Pkts.E7]" office:value-type="float" office:value="520.266706566668" calcext:value-type="float">
            <text:p>520,27</text:p>
          </table:table-cell>
          <table:table-cell table:style-name="ce29" table:formula="of:=[Pkts.H19]" office:value-type="string" office:string-value="+" calcext:value-type="string">
            <text:p>+</text:p>
          </table:table-cell>
          <table:table-cell table:style-name="ce38" table:formula="of:=[Pkts.G19]" office:value-type="float" office:value="552.654551461953" calcext:value-type="float">
            <text:p>552,65</text:p>
          </table:table-cell>
          <table:table-cell table:style-name="ce29" table:formula="of:=[Pkts.H7]" office:value-type="string" office:string-value="+" calcext:value-type="string">
            <text:p>+</text:p>
          </table:table-cell>
          <table:table-cell table:style-name="ce34" table:formula="of:=[Pkts.G7]" office:value-type="float" office:value="495.84675748924" calcext:value-type="float">
            <text:p>495,8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Pkts.F20]" office:value-type="string" office:string-value="+" calcext:value-type="string">
            <text:p>+</text:p>
          </table:table-cell>
          <table:table-cell table:style-name="ce22" table:formula="of:=[Pkts.E20]" office:value-type="float" office:value="4.24115025897258" calcext:value-type="float">
            <text:p>4,24</text:p>
          </table:table-cell>
          <table:table-cell table:style-name="ce28" table:formula="of:=[Pkts.F8]" office:value-type="string" office:string-value="+" calcext:value-type="string">
            <text:p>+</text:p>
          </table:table-cell>
          <table:table-cell table:style-name="ce33" table:formula="of:=[Pkts.E8]" office:value-type="float" office:value="3.70847184089563" calcext:value-type="float">
            <text:p>3,71</text:p>
          </table:table-cell>
          <table:table-cell table:style-name="ce28" table:formula="of:=[Pkts.H20]" office:value-type="string" office:string-value="+" calcext:value-type="string">
            <text:p>+</text:p>
          </table:table-cell>
          <table:table-cell table:style-name="ce22" table:formula="of:=[Pkts.G20]" office:value-type="float" office:value="0.137167965312244" calcext:value-type="float">
            <text:p>0,14</text:p>
          </table:table-cell>
          <table:table-cell table:style-name="ce28" table:formula="of:=[Pkts.H8]" office:value-type="string" office:string-value="-" calcext:value-type="string">
            <text:p>-</text:p>
          </table:table-cell>
          <table:table-cell table:style-name="ce33" table:formula="of:=[Pkts.G8]" office:value-type="float" office:value="0.374538861502083" calcext:value-type="float">
            <text:p>0,37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Pkts.F21]" office:value-type="string" office:string-value="-" calcext:value-type="string">
            <text:p>-</text:p>
          </table:table-cell>
          <table:table-cell table:style-name="ce24" table:formula="of:=[Pkts.E21]" office:value-type="float" office:value="67.9781764613408" calcext:value-type="float">
            <text:p>67,98</text:p>
          </table:table-cell>
          <table:table-cell table:style-name="ce29" table:formula="of:=[Pkts.F9]" office:value-type="string" office:string-value="-" calcext:value-type="string">
            <text:p>-</text:p>
          </table:table-cell>
          <table:table-cell table:style-name="ce34" table:formula="of:=[Pkts.E9]" office:value-type="float" office:value="59.4143057173611" calcext:value-type="float">
            <text:p>59,41</text:p>
          </table:table-cell>
          <table:table-cell table:style-name="ce29" table:formula="of:=[Pkts.H21]" office:value-type="string" office:string-value="-" calcext:value-type="string">
            <text:p>-</text:p>
          </table:table-cell>
          <table:table-cell table:style-name="ce38" table:formula="of:=[Pkts.G21]" office:value-type="float" office:value="69.2388781754611" calcext:value-type="float">
            <text:p>69,24</text:p>
          </table:table-cell>
          <table:table-cell table:style-name="ce29" table:formula="of:=[Pkts.H9]" office:value-type="string" office:string-value="-" calcext:value-type="string">
            <text:p>-</text:p>
          </table:table-cell>
          <table:table-cell table:style-name="ce34" table:formula="of:=[Pkts.G9]" office:value-type="float" office:value="61.0121676969925" calcext:value-type="float">
            <text:p>61,01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502008685937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51.793495505024" calcext:value-type="float">
            <text:p>252</text:p>
          </table:table-cell>
          <table:table-cell table:style-name="ce25"/>
          <table:table-cell/>
          <table:table-cell table:style-name="ce25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17.322316234796" calcext:value-type="float">
            <text:p>217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.4295600593179" calcext:value-type="float">
            <text:p>87</text:p>
          </table:table-cell>
          <table:table-cell table:style-name="ce25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72.043252595156" calcext:value-type="float">
            <text:p>172</text:p>
          </table:table-cell>
          <table:table-cell table:style-name="ce25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59.8843302026693" calcext:value-type="float">
            <text:p>60</text:p>
          </table:table-cell>
          <table:table-cell table:style-name="ce25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901.8030142782" calcext:value-type="float">
            <text:p>15.902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2741.317821259" calcext:value-type="float">
            <text:p>152.741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7375.071390798" calcext:value-type="float">
            <text:p>117.375</text:p>
          </table:table-cell>
          <table:table-cell table:style-name="ce25"/>
          <table:table-cell/>
          <table:table-cell table:style-name="ce25"/>
          <table:table-cell table:number-columns-repeated="2"/>
          <table:table-cell table:style-name="ce4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012.3394448689" calcext:value-type="float">
            <text:p>89.012</text:p>
          </table:table-cell>
          <table:table-cell table:style-name="ce25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3510.28062134" calcext:value-type="float">
            <text:p>173.510</text:p>
          </table:table-cell>
          <table:table-cell table:style-name="ce25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2608.1894576012" calcext:value-type="float">
            <text:p>32.608</text:p>
          </table:table-cell>
          <table:table-cell table:style-name="ce25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1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21" calcext:value-type="float">
            <text:p>21</text:p>
          </table:table-cell>
          <table:table-cell table:style-name="ce25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style-name="ce25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style-name="ce25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1" calcext:value-type="float">
            <text:p>1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2" calcext:value-type="float">
            <text:p>2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3" calcext:value-type="float">
            <text:p>3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4" calcext:value-type="float">
            <text:p>4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5" calcext:value-type="float">
            <text:p>5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6" calcext:value-type="float">
            <text:p>6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7" calcext:value-type="float">
            <text:p>7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8" calcext:value-type="float">
            <text:p>8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default-cell-style-name="ce4"/>
        <table:table-column table:style-name="co5" table:default-cell-style-name="ce3"/>
        <table:table-column table:style-name="co5" table:default-cell-style-name="ce11"/>
        <table:table-column table:style-name="co5" table:default-cell-style-name="ce10"/>
        <table:table-column table:style-name="co5" table:number-columns-repeated="2" table:default-cell-style-name="ce11"/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office:value-type="string" calcext:value-type="string">
            <text:p>Cliente</text:p>
          </table:table-cell>
          <table:table-cell office:value-type="float" office:value="1588357.38709677" calcext:value-type="float">
            <text:p>1.588.357</text:p>
          </table:table-cell>
          <table:table-cell table:style-name="ce11" office:value-type="float" office:value="2113.45161290323" calcext:value-type="float">
            <text:p>2.113</text:p>
          </table:table-cell>
          <table:table-cell office:value-type="float" office:value="13019.3228450555" calcext:value-type="float">
            <text:p>13.019</text:p>
          </table:table-cell>
          <table:table-cell office:value-type="float" office:value="17.3233738762559" calcext:value-type="float">
            <text:p>17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570538.41935484" calcext:value-type="float">
            <text:p>1.570.538</text:p>
          </table:table-cell>
          <table:table-cell office:value-type="float" office:value="1724.74193548387" calcext:value-type="float">
            <text:p>1.725</text:p>
          </table:table-cell>
          <table:table-cell table:style-name="ce10" office:value-type="float" office:value="12873.2657324167" calcext:value-type="float">
            <text:p>12.873</text:p>
          </table:table-cell>
          <table:table-cell table:style-name="ce10" office:value-type="float" office:value="14.137228979376" calcext:value-type="float">
            <text:p>1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19816648.7741936" calcext:value-type="float">
            <text:p>19.816.649</text:p>
          </table:table-cell>
          <table:table-cell table:style-name="ce11" office:value-type="float" office:value="19233.4516129032" calcext:value-type="float">
            <text:p>19.233</text:p>
          </table:table-cell>
          <table:table-cell office:value-type="float" office:value="162431.547329456" calcext:value-type="float">
            <text:p>162.432</text:p>
          </table:table-cell>
          <table:table-cell office:value-type="float" office:value="157.651242728715" calcext:value-type="float">
            <text:p>158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14388267.0967742" calcext:value-type="float">
            <text:p>14.388.267</text:p>
          </table:table-cell>
          <table:table-cell office:value-type="float" office:value="24754.2580645161" calcext:value-type="float">
            <text:p>24.754</text:p>
          </table:table-cell>
          <table:table-cell table:style-name="ce10" office:value-type="float" office:value="117936.615547329" calcext:value-type="float">
            <text:p>117.937</text:p>
          </table:table-cell>
          <table:table-cell table:style-name="ce10" office:value-type="float" office:value="202.903754627181" calcext:value-type="float">
            <text:p>203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office:value-type="string" calcext:value-type="string">
            <text:p>Cliente</text:p>
          </table:table-cell>
          <table:table-cell office:value-type="float" office:value="10673196.75" calcext:value-type="float">
            <text:p>10.673.197</text:p>
          </table:table-cell>
          <table:table-cell table:style-name="ce19" office:value-type="float" office:value="10779.6875" calcext:value-type="float">
            <text:p>10.780</text:p>
          </table:table-cell>
          <table:table-cell office:value-type="float" office:value="84040.9192913386" calcext:value-type="float">
            <text:p>84.041</text:p>
          </table:table-cell>
          <table:table-cell office:value-type="float" office:value="84.8794291338583" calcext:value-type="float">
            <text:p>85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0670280.25" calcext:value-type="float">
            <text:p>10.670.280</text:p>
          </table:table-cell>
          <table:table-cell office:value-type="float" office:value="10698" calcext:value-type="float">
            <text:p>10.698</text:p>
          </table:table-cell>
          <table:table-cell table:style-name="ce10" office:value-type="float" office:value="84017.9547244095" calcext:value-type="float">
            <text:p>84.018</text:p>
          </table:table-cell>
          <table:table-cell table:style-name="ce10" office:value-type="float" office:value="84.236220472441" calcext:value-type="float">
            <text:p>8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20657102.625" calcext:value-type="float">
            <text:p>20.657.103</text:p>
          </table:table-cell>
          <table:table-cell table:style-name="ce19" office:value-type="float" office:value="19946.71875" calcext:value-type="float">
            <text:p>19.947</text:p>
          </table:table-cell>
          <table:table-cell office:value-type="float" office:value="162654.351377953" calcext:value-type="float">
            <text:p>162.654</text:p>
          </table:table-cell>
          <table:table-cell office:value-type="float" office:value="157.060777559055" calcext:value-type="float">
            <text:p>157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4607385.5" calcext:value-type="float">
            <text:p>4.607.386</text:p>
          </table:table-cell>
          <table:table-cell table:style-name="ce18" office:value-type="float" office:value="10046.6875" calcext:value-type="float">
            <text:p>10.047</text:p>
          </table:table-cell>
          <table:table-cell table:style-name="ce10" office:value-type="float" office:value="36278.625984252" calcext:value-type="float">
            <text:p>36.279</text:p>
          </table:table-cell>
          <table:table-cell table:style-name="ce10" office:value-type="float" office:value="79.1077755905512" calcext:value-type="float">
            <text:p>79</text:p>
          </table:table-cell>
        </table:table-row>
      </table:table>
      <table:table table:name="Planilha5" table:style-name="ta1">
        <table:table-column table:style-name="co5" table:default-cell-style-name="ce3"/>
        <table:table-column table:style-name="co5" table:default-cell-style-name="ce15"/>
        <table:table-column table:style-name="co5" table:default-cell-style-name="ce21"/>
        <table:table-column table:style-name="co5" table:default-cell-style-name="ce28"/>
        <table:table-column table:style-name="co5" table:default-cell-style-name="ce8"/>
        <table:table-column table:style-name="co5" table:default-cell-style-name="ce28"/>
        <table:table-column table:style-name="co5" table:default-cell-style-name="ce22"/>
        <table:table-column table:style-name="co5" table:default-cell-style-name="ce28"/>
        <table:table-column table:style-name="co5" table:default-cell-style-name="ce33"/>
        <table:table-row table:style-name="ro1"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/>
          <table:covered-table-cell table:style-name="ce8"/>
          <table:covered-table-cell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</table:table-row>
        <table:table-row table:style-name="ro1"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/>
          <table:table-cell table:style-name="ce7" office:value-type="string" calcext:value-type="string" table:number-columns-spanned="2" table:number-rows-spanned="1">
            <text:p>Pacotes</text:p>
          </table:table-cell>
          <table:covered-table-cell/>
          <table:covered-table-cell table:number-columns-repeated="4" table:style-name="ce8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571.964435504573" calcext:value-type="float">
            <text:p>571,96</text:p>
          </table:table-cell>
          <table:table-cell office:value-type="string" calcext:value-type="string">
            <text:p>+</text:p>
          </table:table-cell>
          <table:table-cell table:style-name="ce33" office:value-type="float" office:value="410.051303478486" calcext:value-type="float">
            <text:p>410,05</text:p>
          </table:table-cell>
          <table:table-cell office:value-type="string" calcext:value-type="string">
            <text:p>+</text:p>
          </table:table-cell>
          <table:table-cell office:value-type="float" office:value="545.509142768172" calcext:value-type="float">
            <text:p>545,51</text:p>
          </table:table-cell>
          <table:table-cell office:value-type="string" calcext:value-type="string">
            <text:p>+</text:p>
          </table:table-cell>
          <table:table-cell office:value-type="float" office:value="389.97054349902" calcext:value-type="float">
            <text:p>389,97</text:p>
          </table:table-cell>
        </table:table-row>
        <table:table-row table:style-name="ro1">
          <table:table-cell table:style-name="ce6" office:value-type="string" calcext:value-type="string">
            <text:p>Servidor</text:p>
          </table:table-cell>
          <table:table-cell table:style-name="ce16" office:value-type="string" calcext:value-type="string">
            <text:p>+</text:p>
          </table:table-cell>
          <table:table-cell table:style-name="ce23" office:value-type="float" office:value="579.40268881695" calcext:value-type="float">
            <text:p>579,40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520.266706566668" calcext:value-type="float">
            <text:p>520,27</text:p>
          </table:table-cell>
          <table:table-cell table:style-name="ce29" office:value-type="string" calcext:value-type="string">
            <text:p>+</text:p>
          </table:table-cell>
          <table:table-cell table:style-name="ce38" office:value-type="float" office:value="552.654551461953" calcext:value-type="float">
            <text:p>552,65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495.846757489239" calcext:value-type="float">
            <text:p>495,85</text:p>
          </table:table-cell>
        </table:table-row>
        <table:table-row table:style-name="ro1">
          <table:table-cell office:value-type="string" calcext:value-type="string">
            <text:p>Ataca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4.24115025897258" calcext:value-type="float">
            <text:p>4,24</text:p>
          </table:table-cell>
          <table:table-cell office:value-type="string" calcext:value-type="string">
            <text:p>+</text:p>
          </table:table-cell>
          <table:table-cell table:style-name="ce33" office:value-type="float" office:value="3.70847184089563" calcext:value-type="float">
            <text:p>3,71</text:p>
          </table:table-cell>
          <table:table-cell office:value-type="string" calcext:value-type="string">
            <text:p>+</text:p>
          </table:table-cell>
          <table:table-cell office:value-type="float" office:value="0.137167965312088" calcext:value-type="float">
            <text:p>0,14</text:p>
          </table:table-cell>
          <table:table-cell office:value-type="string" calcext:value-type="string">
            <text:p>-</text:p>
          </table:table-cell>
          <table:table-cell office:value-type="float" office:value="0.374538861502005" calcext:value-type="float">
            <text:p>0,37</text:p>
          </table:table-cell>
        </table:table-row>
        <table:table-row table:style-name="ro1">
          <table:table-cell table:style-name="ce6" office:value-type="string" calcext:value-type="string">
            <text:p>Vítima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67.9781764613408" calcext:value-type="float">
            <text:p>67,98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59.4143057173611" calcext:value-type="float">
            <text:p>59,41</text:p>
          </table:table-cell>
          <table:table-cell table:style-name="ce29" office:value-type="string" calcext:value-type="string">
            <text:p>-</text:p>
          </table:table-cell>
          <table:table-cell table:style-name="ce38" office:value-type="float" office:value="69.2388781754611" calcext:value-type="float">
            <text:p>69,24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61.0121676969925" calcext:value-type="float">
            <text:p>61,01</text:p>
          </table:table-cell>
        </table:table-row>
      </table:table>
      <table:table table:name="comGood_comSemG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nsorial, curta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377.060606060606" calcext:value-type="float">
            <text:p>377</text:p>
          </table:table-cell>
          <table:table-cell table:style-name="ce18" office:value-type="float" office:value="3.19542886492039" calcext:value-type="float">
            <text:p>3</text:p>
          </table:table-cell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355.454545454546" calcext:value-type="float">
            <text:p>355</text:p>
          </table:table-cell>
          <table:table-cell table:style-name="ce11" office:value-type="float" office:value="3.01232665639445" calcext:value-type="float">
            <text:p>3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965.8181818182" calcext:value-type="float">
            <text:p>19.966</text:p>
          </table:table-cell>
          <table:table-cell table:style-name="ce18" office:value-type="float" office:value="169.201848998459" calcext:value-type="float">
            <text:p>16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10050" calcext:value-type="float">
            <text:p>10.050</text:p>
          </table:table-cell>
          <table:table-cell table:style-name="ce19" office:value-type="float" office:value="85.1694915254237" calcext:value-type="float">
            <text:p>8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good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779.6875" calcext:value-type="float">
            <text:p>10.780</text:p>
          </table:table-cell>
          <table:table-cell table:style-name="ce18" office:value-type="float" office:value="84.8794291338583" calcext:value-type="float">
            <text:p>85</text:p>
          </table:table-cell>
          <table:table-cell table:style-name="ce25" table:formula="of:=IF([.C2]&gt;[.C6]; ((1-([.C6]/[.C2]))*100) ; (([.C6]/[.C2])*100)-100 )" office:value-type="float" office:value="2758.87396528168" calcext:value-type="float">
            <text:p>2758,87</text:p>
          </table:table-cell>
          <table:table-cell table:formula="of:=IF([.C2]&gt;[.C6];&quot;-&quot;; &quot;+&quot;)" office:value-type="string" office:string-value="+" calcext:value-type="string">
            <text:p>+</text:p>
          </table:table-cell>
          <table:table-cell table:style-name="ce35" table:formula="of:=IF([.D2]&gt;[.D6]; ((1-([.D6]/[.D2]))*100) ; (([.D6]/[.D2])*100)-100 )" office:value-type="float" office:value="2556.2765976633" calcext:value-type="float">
            <text:p>2556,28</text:p>
          </table:table-cell>
          <table:table-cell table:formula="of:=IF([.D2]&gt;[.D6];&quot;-&quot;; &quot;+&quot;)" office:value-type="string" office:string-value="+" calcext:value-type="string">
            <text:p>+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0698" calcext:value-type="float">
            <text:p>10.698</text:p>
          </table:table-cell>
          <table:table-cell table:style-name="ce11" office:value-type="float" office:value="84.236220472441" calcext:value-type="float">
            <text:p>84</text:p>
          </table:table-cell>
          <table:table-cell table:style-name="ce26" table:formula="of:=IF([.C3]&gt;[.C7]; ((1-([.C7]/[.C3]))*100) ; (([.C7]/[.C3])*100)-100 )" office:value-type="float" office:value="2909.66751918158" calcext:value-type="float">
            <text:p>2909,67</text:p>
          </table:table-cell>
          <table:table-cell table:style-name="ce31" table:formula="of:=IF([.C3]&gt;[.C7];&quot;-&quot;; &quot;+&quot;)" office:value-type="string" office:string-value="+" calcext:value-type="string">
            <text:p>+</text:p>
          </table:table-cell>
          <table:table-cell table:style-name="ce36" table:formula="of:=IF([.D3]&gt;[.D7]; ((1-([.D7]/[.D3]))*100) ; (([.D7]/[.D3])*100)-100 )" office:value-type="float" office:value="2696.38399420022" calcext:value-type="float">
            <text:p>2696,38</text:p>
          </table:table-cell>
          <table:table-cell table:style-name="ce31" table:formula="of:=IF([.D3]&gt;[.D7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946.71875" calcext:value-type="float">
            <text:p>19.947</text:p>
          </table:table-cell>
          <table:table-cell table:style-name="ce18" office:value-type="float" office:value="157.060777559055" calcext:value-type="float">
            <text:p>157</text:p>
          </table:table-cell>
          <table:table-cell table:style-name="ce25" table:formula="of:=IF([.C4]&gt;[.C8]; ((1-([.C8]/[.C4]))*100) ; (([.C8]/[.C4])*100)-100 )" office:value-type="float" office:value="0.0956606518414116" calcext:value-type="float">
            <text:p>0,10</text:p>
          </table:table-cell>
          <table:table-cell table:formula="of:=IF([.C4]&gt;[.C8];&quot;-&quot;; &quot;+&quot;)" office:value-type="string" office:string-value="-" calcext:value-type="string">
            <text:p>-</text:p>
          </table:table-cell>
          <table:table-cell table:style-name="ce35" table:formula="of:=IF([.D4]&gt;[.D8]; ((1-([.D8]/[.D4]))*100) ; (([.D8]/[.D4])*100)-100 )" office:value-type="float" office:value="7.17549572375807" calcext:value-type="float">
            <text:p>7,18</text:p>
          </table:table-cell>
          <table:table-cell table:formula="of:=IF([.D4]&gt;[.D8];&quot;-&quot;; &quot;+&quot;)" office:value-type="string" office:string-value="-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10046.6875" calcext:value-type="float">
            <text:p>10.047</text:p>
          </table:table-cell>
          <table:table-cell table:style-name="ce19" office:value-type="float" office:value="79.1077755905512" calcext:value-type="float">
            <text:p>79</text:p>
          </table:table-cell>
          <table:table-cell table:style-name="ce26" table:formula="of:=IF([.C5]&gt;[.C9]; ((1-([.C9]/[.C5]))*100) ; (([.C9]/[.C5])*100)-100 )" office:value-type="float" office:value="0.0329601990049722" calcext:value-type="float">
            <text:p>0,03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6" table:formula="of:=IF([.D5]&gt;[.D9]; ((1-([.D9]/[.D5]))*100) ; (([.D9]/[.D5])*100)-100 )" office:value-type="float" office:value="7.11723861009905" calcext:value-type="float">
            <text:p>7,12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nsorial, curta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255996.636363637" calcext:value-type="float">
            <text:p>255.997</text:p>
          </table:table-cell>
          <table:table-cell table:style-name="ce11" office:value-type="float" office:value="2169.46302003082" calcext:value-type="float">
            <text:p>2.169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40"/>
          <table:table-cell table:style-name="ce31"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307253" calcext:value-type="float">
            <text:p>307.253</text:p>
          </table:table-cell>
          <table:table-cell table:style-name="ce10" office:value-type="float" office:value="2603.83898305085" calcext:value-type="float">
            <text:p>2.604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689050.0606061" calcext:value-type="float">
            <text:p>20.689.050</text:p>
          </table:table-cell>
          <table:table-cell table:style-name="ce11" office:value-type="float" office:value="175330.932717" calcext:value-type="float">
            <text:p>175.331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4611797.6969697" calcext:value-type="float">
            <text:p>4.611.798</text:p>
          </table:table-cell>
          <table:table-cell table:style-name="ce10" office:value-type="float" office:value="39083.0313302517" calcext:value-type="float">
            <text:p>39.083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good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0673196.75" calcext:value-type="float">
            <text:p>10.673.197</text:p>
          </table:table-cell>
          <table:table-cell table:style-name="ce19" office:value-type="float" office:value="84040.9192913386" calcext:value-type="float">
            <text:p>84.041</text:p>
          </table:table-cell>
          <table:table-cell table:style-name="ce26" table:formula="of:=IF([.C14]&gt;[.C18]; ((1-([.C18]/[.C14]))*100) ; (([.C18]/[.C14])*100)-100 )" office:value-type="float" office:value="4069.27226138979" calcext:value-type="float">
            <text:p>4069,27</text:p>
          </table:table-cell>
          <table:table-cell table:style-name="ce31" table:formula="of:=IF([.C14]&gt;[.C18];&quot;-&quot;; &quot;+&quot;)" office:value-type="string" office:string-value="+" calcext:value-type="string">
            <text:p>+</text:p>
          </table:table-cell>
          <table:table-cell table:style-name="ce36" table:formula="of:=IF([.D14]&gt;[.D18]; ((1-([.D18]/[.D14]))*100) ; (([.D18]/[.D14])*100)-100 )" office:value-type="float" office:value="3773.81202239366" calcext:value-type="float">
            <text:p>3773,81</text:p>
          </table:table-cell>
          <table:table-cell table:style-name="ce31" table:formula="of:=IF([.D14]&gt;[.D18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10670280.25" calcext:value-type="float">
            <text:p>10.670.280</text:p>
          </table:table-cell>
          <table:table-cell table:style-name="ce13" office:value-type="float" office:value="84017.9547244095" calcext:value-type="float">
            <text:p>84.018</text:p>
          </table:table-cell>
          <table:table-cell table:style-name="ce27" table:formula="of:=IF([.C15]&gt;[.C19]; ((1-([.C19]/[.C15]))*100) ; (([.C19]/[.C15])*100)-100 )" office:value-type="float" office:value="3372.7993705513" calcext:value-type="float">
            <text:p>3372,80</text:p>
          </table:table-cell>
          <table:table-cell table:style-name="ce32" table:formula="of:=IF([.C15]&gt;[.C19];&quot;-&quot;; &quot;+&quot;)" office:value-type="string" office:string-value="+" calcext:value-type="string">
            <text:p>+</text:p>
          </table:table-cell>
          <table:table-cell table:style-name="ce37" table:formula="of:=IF([.D15]&gt;[.D19]; ((1-([.D19]/[.D15]))*100) ; (([.D19]/[.D15])*100)-100 )" office:value-type="float" office:value="3126.69547815003" calcext:value-type="float">
            <text:p>3126,70</text:p>
          </table:table-cell>
          <table:table-cell table:style-name="ce32" table:formula="of:=IF([.D15]&gt;[.D19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657102.625" calcext:value-type="float">
            <text:p>20.657.103</text:p>
          </table:table-cell>
          <table:table-cell table:style-name="ce19" office:value-type="float" office:value="162654.351377953" calcext:value-type="float">
            <text:p>162.654</text:p>
          </table:table-cell>
          <table:table-cell table:style-name="ce26" table:formula="of:=IF([.C16]&gt;[.C20]; ((1-([.C20]/[.C16]))*100) ; (([.C20]/[.C16])*100)-100 )" office:value-type="float" office:value="0.154417121677952" calcext:value-type="float">
            <text:p>0,15</text:p>
          </table:table-cell>
          <table:table-cell table:style-name="ce31" table:formula="of:=IF([.C16]&gt;[.C20];&quot;-&quot;; &quot;+&quot;)" office:value-type="string" office:string-value="-" calcext:value-type="string">
            <text:p>-</text:p>
          </table:table-cell>
          <table:table-cell table:style-name="ce36" table:formula="of:=IF([.D16]&gt;[.D20]; ((1-([.D20]/[.D16]))*100) ; (([.D20]/[.D16])*100)-100 )" office:value-type="float" office:value="7.230088349275" calcext:value-type="float">
            <text:p>7,23</text:p>
          </table:table-cell>
          <table:table-cell table:style-name="ce31" table:formula="of:=IF([.D16]&gt;[.D20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4607385.5" calcext:value-type="float">
            <text:p>4.607.386</text:p>
          </table:table-cell>
          <table:table-cell table:style-name="ce20" office:value-type="float" office:value="36278.625984252" calcext:value-type="float">
            <text:p>36.279</text:p>
          </table:table-cell>
          <table:table-cell table:style-name="ce27" table:formula="of:=IF([.C17]&gt;[.C21]; ((1-([.C21]/[.C17]))*100) ; (([.C21]/[.C17])*100)-100 )" office:value-type="float" office:value="0.0956719539670914" calcext:value-type="float">
            <text:p>0,10</text:p>
          </table:table-cell>
          <table:table-cell table:style-name="ce32" table:formula="of:=IF([.C17]&gt;[.C21];&quot;-&quot;; &quot;+&quot;)" office:value-type="string" office:string-value="-" calcext:value-type="string">
            <text:p>-</text:p>
          </table:table-cell>
          <table:table-cell table:style-name="ce37" table:formula="of:=IF([.D17]&gt;[.D21]; ((1-([.D21]/[.D17]))*100) ; (([.D21]/[.D17])*100)-100 )" office:value-type="float" office:value="7.17550622494573" calcext:value-type="float">
            <text:p>7,18</text:p>
          </table:table-cell>
          <table:table-cell table:style-name="ce32" table:formula="of:=IF([.D17]&gt;[.D21];&quot;-&quot;; &quot;+&quot;)" office:value-type="string" office:string-value="-" calcext:value-type="string">
            <text:p>-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nsorial, curta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255996.636363637" calcext:value-type="float">
            <text:p>255.997</text:p>
          </table:table-cell>
          <table:table-cell table:style-name="ce11" table:formula="of:=[.C2]" office:value-type="float" office:value="377.060606060606" calcext:value-type="float">
            <text:p>377</text:p>
          </table:table-cell>
          <table:table-cell table:style-name="ce11" table:formula="of:=[.D14]" office:value-type="float" office:value="2169.46302003082" calcext:value-type="float">
            <text:p>2.169</text:p>
          </table:table-cell>
          <table:table-cell table:style-name="ce11" table:formula="of:=[.D2]" office:value-type="float" office:value="3.19542886492039" calcext:value-type="float">
            <text:p>3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307253" calcext:value-type="float">
            <text:p>307.253</text:p>
          </table:table-cell>
          <table:table-cell table:style-name="ce10" table:formula="of:=[.C3]" office:value-type="float" office:value="355.454545454546" calcext:value-type="float">
            <text:p>355</text:p>
          </table:table-cell>
          <table:table-cell table:style-name="ce10" table:formula="of:=[.D15]" office:value-type="float" office:value="2603.83898305085" calcext:value-type="float">
            <text:p>2.604</text:p>
          </table:table-cell>
          <table:table-cell table:style-name="ce10" table:formula="of:=[.D3]" office:value-type="float" office:value="3.01232665639445" calcext:value-type="float">
            <text:p>3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20689050.0606061" calcext:value-type="float">
            <text:p>20.689.050</text:p>
          </table:table-cell>
          <table:table-cell table:style-name="ce11" table:formula="of:=[.C4]" office:value-type="float" office:value="19965.8181818182" calcext:value-type="float">
            <text:p>19.966</text:p>
          </table:table-cell>
          <table:table-cell table:style-name="ce11" table:formula="of:=[.D16]" office:value-type="float" office:value="175330.932717" calcext:value-type="float">
            <text:p>175.331</text:p>
          </table:table-cell>
          <table:table-cell table:style-name="ce11" table:formula="of:=[.D4]" office:value-type="float" office:value="169.201848998459" calcext:value-type="float">
            <text:p>169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4611797.6969697" calcext:value-type="float">
            <text:p>4.611.798</text:p>
          </table:table-cell>
          <table:table-cell table:style-name="ce10" table:formula="of:=[.C5]" office:value-type="float" office:value="10050" calcext:value-type="float">
            <text:p>10.050</text:p>
          </table:table-cell>
          <table:table-cell table:style-name="ce10" table:formula="of:=[.D17]" office:value-type="float" office:value="39083.0313302517" calcext:value-type="float">
            <text:p>39.083</text:p>
          </table:table-cell>
          <table:table-cell table:style-name="ce10" table:formula="of:=[.D5]" office:value-type="float" office:value="85.1694915254237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good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10673196.75" calcext:value-type="float">
            <text:p>10.673.197</text:p>
          </table:table-cell>
          <table:table-cell table:style-name="ce19" table:formula="of:=[.C6]" office:value-type="float" office:value="10779.6875" calcext:value-type="float">
            <text:p>10.780</text:p>
          </table:table-cell>
          <table:table-cell table:style-name="ce11" table:formula="of:=[.D18]" office:value-type="float" office:value="84040.9192913386" calcext:value-type="float">
            <text:p>84.041</text:p>
          </table:table-cell>
          <table:table-cell table:style-name="ce11" table:formula="of:=[.D6]" office:value-type="float" office:value="84.8794291338583" calcext:value-type="float">
            <text:p>85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0670280.25" calcext:value-type="float">
            <text:p>10.670.280</text:p>
          </table:table-cell>
          <table:table-cell table:style-name="ce10" table:formula="of:=[.C7]" office:value-type="float" office:value="10698" calcext:value-type="float">
            <text:p>10.698</text:p>
          </table:table-cell>
          <table:table-cell table:style-name="ce10" table:formula="of:=[.D19]" office:value-type="float" office:value="84017.9547244095" calcext:value-type="float">
            <text:p>84.018</text:p>
          </table:table-cell>
          <table:table-cell table:style-name="ce10" table:formula="of:=[.D7]" office:value-type="float" office:value="84.236220472441" calcext:value-type="float">
            <text:p>84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20657102.625" calcext:value-type="float">
            <text:p>20.657.103</text:p>
          </table:table-cell>
          <table:table-cell table:style-name="ce19" table:formula="of:=[.C8]" office:value-type="float" office:value="19946.71875" calcext:value-type="float">
            <text:p>19.947</text:p>
          </table:table-cell>
          <table:table-cell table:style-name="ce11" table:formula="of:=[.D20]" office:value-type="float" office:value="162654.351377953" calcext:value-type="float">
            <text:p>162.654</text:p>
          </table:table-cell>
          <table:table-cell table:style-name="ce11" table:formula="of:=[.D8]" office:value-type="float" office:value="157.060777559055" calcext:value-type="float">
            <text:p>157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4607385.5" calcext:value-type="float">
            <text:p>4.607.386</text:p>
          </table:table-cell>
          <table:table-cell table:style-name="ce18" table:formula="of:=[.C9]" office:value-type="float" office:value="10046.6875" calcext:value-type="float">
            <text:p>10.047</text:p>
          </table:table-cell>
          <table:table-cell table:style-name="ce10" table:formula="of:=[.D21]" office:value-type="float" office:value="36278.625984252" calcext:value-type="float">
            <text:p>36.279</text:p>
          </table:table-cell>
          <table:table-cell table:style-name="ce10" table:formula="of:=[.D9]" office:value-type="float" office:value="79.1077755905512" calcext:value-type="float">
            <text:p>79</text:p>
          </table:table-cell>
          <table:table-cell table:style-name="ce35" table:formula="of:=IF([.C$33]&gt;[.C$34]; ((1-([.C$34]/[.C$33]))*100) ; (([.C$34]/[.C$33])*100)-100 )" office:value-type="float" office:value="77.6958773762204" calcext:value-type="float">
            <text:p>77,70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D$33]&gt;[.D$34]; ((1-([.D$34]/[.D$33]))*100) ; (([.D$34]/[.D$33])*100)-100 )" office:value-type="float" office:value="49.6323800123767" calcext:value-type="float">
            <text:p>49,63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float" office:value="77.6958773762204" calcext:value-type="float">
            <text:p>77,70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F$33]&gt;[.F$34]; ((1-([.F$34]/[.F$33]))*100) ; (([.F$34]/[.F$33])*100)-100 )" office:value-type="float" office:value="49.6323800123767" calcext:value-type="float">
            <text:p>49,63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comGood_comSemGood.F18]" office:value-type="string" office:string-value="+" calcext:value-type="string">
            <text:p>+</text:p>
          </table:table-cell>
          <table:table-cell table:style-name="ce22" table:formula="of:=[comGood_comSemGood.E18]" office:value-type="float" office:value="4069.27226138979" calcext:value-type="float">
            <text:p>4.069,27</text:p>
          </table:table-cell>
          <table:table-cell table:style-name="ce28" table:formula="of:=[comGood_comSemGood.F6]" office:value-type="string" office:string-value="+" calcext:value-type="string">
            <text:p>+</text:p>
          </table:table-cell>
          <table:table-cell table:style-name="ce33" table:formula="of:=[comGood_comSemGood.E6]" office:value-type="float" office:value="2758.87396528168" calcext:value-type="float">
            <text:p>2758,87</text:p>
          </table:table-cell>
          <table:table-cell table:style-name="ce28" table:formula="of:=[comGood_comSemGood.H18]" office:value-type="string" office:string-value="+" calcext:value-type="string">
            <text:p>+</text:p>
          </table:table-cell>
          <table:table-cell table:style-name="ce22" table:formula="of:=[comGood_comSemGood.G18]" office:value-type="float" office:value="3773.81202239366" calcext:value-type="float">
            <text:p>3.773,81</text:p>
          </table:table-cell>
          <table:table-cell table:style-name="ce28" table:formula="of:=[comGood_comSemGood.H6]" office:value-type="string" office:string-value="+" calcext:value-type="string">
            <text:p>+</text:p>
          </table:table-cell>
          <table:table-cell table:style-name="ce33" table:formula="of:=[comGood_comSemGood.G6]" office:value-type="float" office:value="2556.2765976633" calcext:value-type="float">
            <text:p>2556,28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comGood_comSemGood.F19]" office:value-type="string" office:string-value="+" calcext:value-type="string">
            <text:p>+</text:p>
          </table:table-cell>
          <table:table-cell table:style-name="ce23" table:formula="of:=[comGood_comSemGood.E19]" office:value-type="float" office:value="3372.7993705513" calcext:value-type="float">
            <text:p>3.372,80</text:p>
          </table:table-cell>
          <table:table-cell table:style-name="ce29" table:formula="of:=[comGood_comSemGood.F7]" office:value-type="string" office:string-value="+" calcext:value-type="string">
            <text:p>+</text:p>
          </table:table-cell>
          <table:table-cell table:style-name="ce34" table:formula="of:=[comGood_comSemGood.E7]" office:value-type="float" office:value="2909.66751918158" calcext:value-type="float">
            <text:p>2909,67</text:p>
          </table:table-cell>
          <table:table-cell table:style-name="ce29" table:formula="of:=[comGood_comSemGood.H19]" office:value-type="string" office:string-value="+" calcext:value-type="string">
            <text:p>+</text:p>
          </table:table-cell>
          <table:table-cell table:style-name="ce38" table:formula="of:=[comGood_comSemGood.G19]" office:value-type="float" office:value="3126.69547815003" calcext:value-type="float">
            <text:p>3.126,70</text:p>
          </table:table-cell>
          <table:table-cell table:style-name="ce29" table:formula="of:=[comGood_comSemGood.H7]" office:value-type="string" office:string-value="+" calcext:value-type="string">
            <text:p>+</text:p>
          </table:table-cell>
          <table:table-cell table:style-name="ce34" table:formula="of:=[comGood_comSemGood.G7]" office:value-type="float" office:value="2696.38399420022" calcext:value-type="float">
            <text:p>2696,3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comGood_comSemGood.F20]" office:value-type="string" office:string-value="-" calcext:value-type="string">
            <text:p>-</text:p>
          </table:table-cell>
          <table:table-cell table:style-name="ce22" table:formula="of:=[comGood_comSemGood.E20]" office:value-type="float" office:value="0.154417121677952" calcext:value-type="float">
            <text:p>0,15</text:p>
          </table:table-cell>
          <table:table-cell table:style-name="ce28" table:formula="of:=[comGood_comSemGood.F8]" office:value-type="string" office:string-value="-" calcext:value-type="string">
            <text:p>-</text:p>
          </table:table-cell>
          <table:table-cell table:style-name="ce33" table:formula="of:=[comGood_comSemGood.E8]" office:value-type="float" office:value="0.0956606518414116" calcext:value-type="float">
            <text:p>0,10</text:p>
          </table:table-cell>
          <table:table-cell table:style-name="ce28" table:formula="of:=[comGood_comSemGood.H20]" office:value-type="string" office:string-value="-" calcext:value-type="string">
            <text:p>-</text:p>
          </table:table-cell>
          <table:table-cell table:style-name="ce22" table:formula="of:=[comGood_comSemGood.G20]" office:value-type="float" office:value="7.230088349275" calcext:value-type="float">
            <text:p>7,23</text:p>
          </table:table-cell>
          <table:table-cell table:style-name="ce28" table:formula="of:=[comGood_comSemGood.H8]" office:value-type="string" office:string-value="-" calcext:value-type="string">
            <text:p>-</text:p>
          </table:table-cell>
          <table:table-cell table:style-name="ce33" table:formula="of:=[comGood_comSemGood.G8]" office:value-type="float" office:value="7.17549572375807" calcext:value-type="float">
            <text:p>7,18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comGood_comSemGood.F21]" office:value-type="string" office:string-value="-" calcext:value-type="string">
            <text:p>-</text:p>
          </table:table-cell>
          <table:table-cell table:style-name="ce24" table:formula="of:=[comGood_comSemGood.E21]" office:value-type="float" office:value="0.0956719539670914" calcext:value-type="float">
            <text:p>0,10</text:p>
          </table:table-cell>
          <table:table-cell table:style-name="ce29" table:formula="of:=[comGood_comSemGood.F9]" office:value-type="string" office:string-value="-" calcext:value-type="string">
            <text:p>-</text:p>
          </table:table-cell>
          <table:table-cell table:style-name="ce34" table:formula="of:=[comGood_comSemGood.E9]" office:value-type="float" office:value="0.0329601990049722" calcext:value-type="float">
            <text:p>0,03</text:p>
          </table:table-cell>
          <table:table-cell table:style-name="ce29" table:formula="of:=[comGood_comSemGood.H21]" office:value-type="string" office:string-value="-" calcext:value-type="string">
            <text:p>-</text:p>
          </table:table-cell>
          <table:table-cell table:style-name="ce38" table:formula="of:=[comGood_comSemGood.G21]" office:value-type="float" office:value="7.17550622494573" calcext:value-type="float">
            <text:p>7,18</text:p>
          </table:table-cell>
          <table:table-cell table:style-name="ce29" table:formula="of:=[comGood_comSemGood.H9]" office:value-type="string" office:string-value="-" calcext:value-type="string">
            <text:p>-</text:p>
          </table:table-cell>
          <table:table-cell table:style-name="ce34" table:formula="of:=[comGood_comSemGood.G9]" office:value-type="float" office:value="7.11723861009905" calcext:value-type="float">
            <text:p>7,12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4:47:23.3585231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12T15:39:43.617199377</dc:date>
    <meta:editing-duration>P1DT2H18M5S</meta:editing-duration>
    <meta:editing-cycles>53</meta:editing-cycles>
    <meta:generator>LibreOffice/5.1.1.3$Linux_X86_64 LibreOffice_project/89f508ef3ecebd2cfb8e1def0f0ba9a803b88a6d</meta:generator>
    <meta:document-statistic meta:table-count="6" meta:cell-count="753" meta:object-count="0"/>
  </office:meta>
</office:document-meta>
</file>